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officeooo:rsid="001ca179" officeooo:paragraph-rsid="001ca179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rsid="001ca179" officeooo:paragraph-rsid="001ca179" style:font-size-asian="15pt" style:font-size-complex="15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style:text-underline-style="none" officeooo:rsid="001ca179" officeooo:paragraph-rsid="001ca179" style:font-size-asian="10.5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text-underline-style="none" officeooo:rsid="001d84e8" officeooo:paragraph-rsid="001d84e8" style:font-size-asian="10.5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style:text-underline-style="none" officeooo:rsid="001edc1e" officeooo:paragraph-rsid="001edc1e" style:font-size-asian="10.5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ensammlung iTool3-BMECat Funktionalitäten</text:p>
      <text:p text:style-name="P2"/>
      <text:list xml:id="list6359760116938248150" text:style-name="L1">
        <text:list-item>
          <text:p text:style-name="P3">Für die Header Informationen (Adresse, Seller, Buyer etc.) eigenes Modell erstellen</text:p>
          <text:p text:style-name="P3">und beim generieren des BMECat anhand der Seller ID laden<text:line-break/></text:p>
        </text:list-item>
        <text:list-item>
          <text:p text:style-name="P4">TESTS schreiben für: Produkt aus CoreProducts gelöscht, Produkt zu CoreProducts hinzugefügt<text:line-break/></text:p>
        </text:list-item>
        <text:list-item>
          <text:p text:style-name="P5">GANZ genau überlegen, welche Methoden „private“ sind und ob eine Shell von der anderen erb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drik </meta:initial-creator>
    <meta:creation-date>2016-10-20T13:25:40.491810971</meta:creation-date>
    <dc:date>2016-11-08T16:58:26.749423049</dc:date>
    <dc:creator>Hendrik </dc:creator>
    <meta:editing-duration>PT5H51M12S</meta:editing-duration>
    <meta:editing-cycles>3</meta:editing-cycles>
    <meta:generator>LibreOffice/5.0.3.2$Linux_X86_64 LibreOffice_project/00m0$Build-2</meta:generator>
    <meta:document-statistic meta:table-count="0" meta:image-count="0" meta:object-count="0" meta:page-count="1" meta:paragraph-count="5" meta:word-count="54" meta:character-count="373" meta:non-whitespace-character-count="326"/>
  </office:meta>
</office:document-meta>
</file>